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3.69cm" style:rel-column-width="7761*"/>
    </style:style>
    <style:style style:name="Table1.B" style:family="table-column">
      <style:table-column-properties style:column-width="3.311cm" style:rel-column-width="187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-left="none" fo:border-right="none" fo:border-top="none" fo:border-bottom="1.5pt solid #000000"/>
    </style:style>
    <style:style style:name="Table1.B5" style:family="table-cell">
      <style:table-cell-properties fo:padding="0.097cm" fo:border-left="none" fo:border-right="none" fo:border-top="none" fo:border-bottom="1.5pt solid #000000"/>
    </style:style>
    <style:style style:name="Table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3.716cm" style:rel-column-width="7776*"/>
    </style:style>
    <style:style style:name="Table2.B" style:family="table-column">
      <style:table-column-properties style:column-width="3.284cm" style:rel-column-width="186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2.A2" style:family="table-cell">
      <style:table-cell-properties fo:padding="0.097cm" fo:border-left="none" fo:border-right="none" fo:border-top="none" fo:border-bottom="1.5pt solid #000000"/>
    </style:style>
    <style:style style:name="Table2.B2" style:family="table-cell">
      <style:table-cell-properties fo:padding="0.097cm" fo:border-left="none" fo:border-right="none" fo:border-top="none" fo:border-bottom="1.5pt solid #000000"/>
    </style:style>
    <style:style style:name="Table3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 table:border-model="separating">
        <style:background-image/>
      </style:table-properties>
    </style:style>
    <style:style style:name="Table3.A" style:family="table-column">
      <style:table-column-properties style:column-width="13.716cm" style:rel-column-width="7776*"/>
    </style:style>
    <style:style style:name="Table3.B" style:family="table-column">
      <style:table-column-properties style:column-width="3.284cm" style:rel-column-width="1862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dddddd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A10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A11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A12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A13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A14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A15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A16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A17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A18" style:family="table-cell">
      <style:table-cell-properties fo:padding="0.097cm" fo:border="none"/>
    </style:style>
    <style:style style:name="Table3.B18" style:family="table-cell">
      <style:table-cell-properties fo:padding="0.097cm" fo:border="none"/>
    </style:style>
    <style:style style:name="Table3.A19" style:family="table-cell">
      <style:table-cell-properties fo:padding="0.097cm" fo:border="none"/>
    </style:style>
    <style:style style:name="Table3.B19" style:family="table-cell">
      <style:table-cell-properties fo:padding="0.097cm" fo:border="none"/>
    </style:style>
    <style:style style:name="Table3.A20" style:family="table-cell">
      <style:table-cell-properties fo:padding="0.097cm" fo:border="none"/>
    </style:style>
    <style:style style:name="Table3.B20" style:family="table-cell">
      <style:table-cell-properties fo:padding="0.097cm" fo:border="none"/>
    </style:style>
    <style:style style:name="Table3.A21" style:family="table-cell">
      <style:table-cell-properties fo:padding="0.097cm" fo:border="none"/>
    </style:style>
    <style:style style:name="Table3.B21" style:family="table-cell">
      <style:table-cell-properties fo:padding="0.097cm" fo:border="none"/>
    </style:style>
    <style:style style:name="Table3.A22" style:family="table-cell">
      <style:table-cell-properties fo:padding="0.097cm" fo:border="none"/>
    </style:style>
    <style:style style:name="Table3.B22" style:family="table-cell">
      <style:table-cell-properties fo:padding="0.097cm" fo:border="none"/>
    </style:style>
    <style:style style:name="Table3.A23" style:family="table-cell">
      <style:table-cell-properties fo:padding="0.097cm" fo:border="none"/>
    </style:style>
    <style:style style:name="Table3.B23" style:family="table-cell">
      <style:table-cell-properties fo:padding="0.097cm" fo:border="none"/>
    </style:style>
    <style:style style:name="Table3.A24" style:family="table-cell">
      <style:table-cell-properties fo:padding="0.097cm" fo:border="none"/>
    </style:style>
    <style:style style:name="Table3.B24" style:family="table-cell">
      <style:table-cell-properties fo:padding="0.097cm" fo:border="none"/>
    </style:style>
    <style:style style:name="Table3.A25" style:family="table-cell">
      <style:table-cell-properties fo:padding="0.097cm" fo:border="none"/>
    </style:style>
    <style:style style:name="Table3.B25" style:family="table-cell">
      <style:table-cell-properties fo:padding="0.097cm" fo:border="none"/>
    </style:style>
    <style:style style:name="Table3.A26" style:family="table-cell">
      <style:table-cell-properties fo:padding="0.097cm" fo:border="none"/>
    </style:style>
    <style:style style:name="Table3.B26" style:family="table-cell">
      <style:table-cell-properties fo:padding="0.097cm" fo:border="none"/>
    </style:style>
    <style:style style:name="Table3.A27" style:family="table-cell">
      <style:table-cell-properties fo:padding="0.097cm" fo:border="none"/>
    </style:style>
    <style:style style:name="Table3.B27" style:family="table-cell">
      <style:table-cell-properties fo:padding="0.097cm" fo:border="none"/>
    </style:style>
    <style:style style:name="Table3.A28" style:family="table-cell">
      <style:table-cell-properties fo:padding="0.097cm" fo:border="none"/>
    </style:style>
    <style:style style:name="Table3.B28" style:family="table-cell">
      <style:table-cell-properties fo:padding="0.097cm" fo:border="none"/>
    </style:style>
    <style:style style:name="Table3.A29" style:family="table-cell">
      <style:table-cell-properties fo:padding="0.097cm" fo:border="none"/>
    </style:style>
    <style:style style:name="Table3.B29" style:family="table-cell">
      <style:table-cell-properties fo:padding="0.097cm" fo:border="none"/>
    </style:style>
    <style:style style:name="Table3.A30" style:family="table-cell">
      <style:table-cell-properties fo:padding="0.097cm" fo:border="none"/>
    </style:style>
    <style:style style:name="Table3.B30" style:family="table-cell">
      <style:table-cell-properties fo:padding="0.097cm" fo:border="none"/>
    </style:style>
    <style:style style:name="Table3.A31" style:family="table-cell">
      <style:table-cell-properties fo:padding="0.097cm" fo:border="none"/>
    </style:style>
    <style:style style:name="Table3.B31" style:family="table-cell">
      <style:table-cell-properties fo:padding="0.097cm" fo:border="none"/>
    </style:style>
    <style:style style:name="Table3.A32" style:family="table-cell">
      <style:table-cell-properties fo:padding="0.097cm" fo:border="none"/>
    </style:style>
    <style:style style:name="Table3.B32" style:family="table-cell">
      <style:table-cell-properties fo:padding="0.097cm" fo:border="none"/>
    </style:style>
    <style:style style:name="Table3.A33" style:family="table-cell">
      <style:table-cell-properties fo:padding="0.097cm" fo:border="none"/>
    </style:style>
    <style:style style:name="Table3.B33" style:family="table-cell">
      <style:table-cell-properties fo:padding="0.097cm" fo:border="none"/>
    </style:style>
    <style:style style:name="Table3.A34" style:family="table-cell">
      <style:table-cell-properties fo:padding="0.097cm" fo:border="none"/>
    </style:style>
    <style:style style:name="Table3.B34" style:family="table-cell">
      <style:table-cell-properties fo:padding="0.097cm" fo:border="none"/>
    </style:style>
    <style:style style:name="Table3.A35" style:family="table-cell">
      <style:table-cell-properties fo:padding="0.097cm" fo:border="none"/>
    </style:style>
    <style:style style:name="Table3.B35" style:family="table-cell">
      <style:table-cell-properties fo:padding="0.097cm" fo:border="none"/>
    </style:style>
    <style:style style:name="Table3.A36" style:family="table-cell">
      <style:table-cell-properties fo:padding="0.097cm" fo:border="none"/>
    </style:style>
    <style:style style:name="Table3.B36" style:family="table-cell">
      <style:table-cell-properties fo:padding="0.097cm" fo:border="none"/>
    </style:style>
    <style:style style:name="Table3.A37" style:family="table-cell">
      <style:table-cell-properties fo:padding="0.097cm" fo:border="none"/>
    </style:style>
    <style:style style:name="Table3.B37" style:family="table-cell">
      <style:table-cell-properties fo:padding="0.097cm" fo:border="none"/>
    </style:style>
    <style:style style:name="Table3.A38" style:family="table-cell">
      <style:table-cell-properties fo:padding="0.097cm" fo:border="none"/>
    </style:style>
    <style:style style:name="Table3.B38" style:family="table-cell">
      <style:table-cell-properties fo:padding="0.097cm" fo:border="none"/>
    </style:style>
    <style:style style:name="Table3.A39" style:family="table-cell">
      <style:table-cell-properties fo:padding="0.097cm" fo:border="none"/>
    </style:style>
    <style:style style:name="Table3.B39" style:family="table-cell">
      <style:table-cell-properties fo:padding="0.097cm" fo:border="none"/>
    </style:style>
    <style:style style:name="Table3.A40" style:family="table-cell">
      <style:table-cell-properties fo:padding="0.097cm" fo:border="none"/>
    </style:style>
    <style:style style:name="Table3.B40" style:family="table-cell">
      <style:table-cell-properties fo:padding="0.097cm" fo:border="none"/>
    </style:style>
    <style:style style:name="Table3.A41" style:family="table-cell">
      <style:table-cell-properties fo:padding="0.097cm" fo:border="none"/>
    </style:style>
    <style:style style:name="Table3.B41" style:family="table-cell">
      <style:table-cell-properties fo:padding="0.097cm" fo:border="none"/>
    </style:style>
    <style:style style:name="Table3.A42" style:family="table-cell">
      <style:table-cell-properties fo:padding="0.097cm" fo:border-left="none" fo:border-right="none" fo:border-top="none" fo:border-bottom="1.5pt solid #000000"/>
    </style:style>
    <style:style style:name="Table3.B42" style:family="table-cell">
      <style:table-cell-properties fo:padding="0.097cm" fo:border-left="none" fo:border-right="none" fo:border-top="none" fo:border-bottom="1.5pt solid #000000"/>
    </style:style>
    <style:style style:name="Table4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3.716cm" style:rel-column-width="7776*"/>
    </style:style>
    <style:style style:name="Table4.B" style:family="table-column">
      <style:table-column-properties style:column-width="3.284cm" style:rel-column-width="1862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dddddd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4.B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1.5pt solid #000000"/>
    </style:style>
    <style:style style:name="Table4.B5" style:family="table-cell">
      <style:table-cell-properties fo:padding="0.097cm" fo:border-left="none" fo:border-right="none" fo:border-top="none" fo:border-bottom="1.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13.716cm" style:rel-column-width="7776*"/>
    </style:style>
    <style:style style:name="Table5.B" style:family="table-column">
      <style:table-column-properties style:column-width="3.284cm" style:rel-column-width="186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A4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fo:padding="0.097cm" fo:border="none"/>
    </style:style>
    <style:style style:name="Table5.B5" style:family="table-cell">
      <style:table-cell-properties fo:padding="0.097cm" fo:border="none"/>
    </style:style>
    <style:style style:name="Table5.A6" style:family="table-cell">
      <style:table-cell-properties fo:padding="0.097cm" fo:border="none"/>
    </style:style>
    <style:style style:name="Table5.B6" style:family="table-cell">
      <style:table-cell-properties fo:padding="0.097cm" fo:border="none"/>
    </style:style>
    <style:style style:name="Table5.A7" style:family="table-cell">
      <style:table-cell-properties fo:padding="0.097cm" fo:border-left="none" fo:border-right="none" fo:border-top="none" fo:border-bottom="1.5pt solid #000000"/>
    </style:style>
    <style:style style:name="Table5.B7" style:family="table-cell">
      <style:table-cell-properties fo:padding="0.097cm" fo:border-left="none" fo:border-right="none" fo:border-top="none" fo:border-bottom="1.5pt solid #000000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13.795cm" style:rel-column-width="7821*"/>
    </style:style>
    <style:style style:name="Table6.B" style:family="table-column">
      <style:table-column-properties style:column-width="3.205cm" style:rel-column-width="1817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="none"/>
    </style:style>
    <style:style style:name="Table6.A3" style:family="table-cell">
      <style:table-cell-properties fo:padding="0.097cm" fo:border-left="none" fo:border-right="none" fo:border-top="none" fo:border-bottom="1.5pt solid #000000"/>
    </style:style>
    <style:style style:name="Table6.B3" style:family="table-cell">
      <style:table-cell-properties fo:padding="0.097cm" fo:border-left="none" fo:border-right="none" fo:border-top="none" fo:border-bottom="1.5pt solid #000000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13.795cm" style:rel-column-width="7821*"/>
    </style:style>
    <style:style style:name="Table7.B" style:family="table-column">
      <style:table-column-properties style:column-width="3.205cm" style:rel-column-width="181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A4" style:family="table-cell">
      <style:table-cell-properties fo:padding="0.097cm" fo:border="none"/>
    </style:style>
    <style:style style:name="Table7.B4" style:family="table-cell">
      <style:table-cell-properties fo:padding="0.097cm" fo:border="none"/>
    </style:style>
    <style:style style:name="Table7.A5" style:family="table-cell">
      <style:table-cell-properties fo:padding="0.097cm" fo:border-left="none" fo:border-right="none" fo:border-top="none" fo:border-bottom="1.5pt solid #000000"/>
    </style:style>
    <style:style style:name="Table7.B5" style:family="table-cell">
      <style:table-cell-properties fo:padding="0.097cm" fo:border-left="none" fo:border-right="none" fo:border-top="none" fo:border-bottom="1.5pt solid #000000"/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3.795cm" style:rel-column-width="7821*"/>
    </style:style>
    <style:style style:name="Table8.B" style:family="table-column">
      <style:table-column-properties style:column-width="3.205cm" style:rel-column-width="1817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A4" style:family="table-cell">
      <style:table-cell-properties fo:padding="0.097cm" fo:border="none"/>
    </style:style>
    <style:style style:name="Table8.B4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B6" style:family="table-cell">
      <style:table-cell-properties fo:padding="0.097cm" fo:border="none"/>
    </style:style>
    <style:style style:name="Table8.A7" style:family="table-cell">
      <style:table-cell-properties fo:padding="0.097cm" fo:border="none"/>
    </style:style>
    <style:style style:name="Table8.B7" style:family="table-cell">
      <style:table-cell-properties fo:padding="0.097cm" fo:border="none"/>
    </style:style>
    <style:style style:name="Table8.A8" style:family="table-cell">
      <style:table-cell-properties fo:padding="0.097cm" fo:border="none"/>
    </style:style>
    <style:style style:name="Table8.B8" style:family="table-cell">
      <style:table-cell-properties fo:padding="0.097cm" fo:border="none"/>
    </style:style>
    <style:style style:name="Table8.A9" style:family="table-cell">
      <style:table-cell-properties fo:padding="0.097cm" fo:border="none"/>
    </style:style>
    <style:style style:name="Table8.B9" style:family="table-cell">
      <style:table-cell-properties fo:padding="0.097cm" fo:border="none"/>
    </style:style>
    <style:style style:name="Table8.A10" style:family="table-cell">
      <style:table-cell-properties fo:padding="0.097cm" fo:border="none"/>
    </style:style>
    <style:style style:name="Table8.B10" style:family="table-cell">
      <style:table-cell-properties fo:padding="0.097cm" fo:border="none"/>
    </style:style>
    <style:style style:name="Table8.A11" style:family="table-cell">
      <style:table-cell-properties fo:padding="0.097cm" fo:border="none"/>
    </style:style>
    <style:style style:name="Table8.B11" style:family="table-cell">
      <style:table-cell-properties fo:padding="0.097cm" fo:border="none"/>
    </style:style>
    <style:style style:name="Table8.A12" style:family="table-cell">
      <style:table-cell-properties fo:padding="0.097cm" fo:border="none"/>
    </style:style>
    <style:style style:name="Table8.B12" style:family="table-cell">
      <style:table-cell-properties fo:padding="0.097cm" fo:border="none"/>
    </style:style>
    <style:style style:name="Table8.A13" style:family="table-cell">
      <style:table-cell-properties fo:padding="0.097cm" fo:border="none"/>
    </style:style>
    <style:style style:name="Table8.B13" style:family="table-cell">
      <style:table-cell-properties fo:padding="0.097cm" fo:border="none"/>
    </style:style>
    <style:style style:name="Table8.A14" style:family="table-cell">
      <style:table-cell-properties fo:padding="0.097cm" fo:border-left="none" fo:border-right="none" fo:border-top="none" fo:border-bottom="1.5pt solid #000000"/>
    </style:style>
    <style:style style:name="Table8.B14" style:family="table-cell">
      <style:table-cell-properties fo:padding="0.097cm" fo:border-left="none" fo:border-right="none" fo:border-top="none" fo:border-bottom="1.5pt solid #000000"/>
    </style:style>
    <style:style style:name="Table9" style:family="table">
      <style:table-properties style:width="17cm" table:align="margins" fo:background-color="transparent">
        <style:background-image/>
      </style:table-properties>
    </style:style>
    <style:style style:name="Table9.A" style:family="table-column">
      <style:table-column-properties style:column-width="13.795cm" style:rel-column-width="7821*"/>
    </style:style>
    <style:style style:name="Table9.B" style:family="table-column">
      <style:table-column-properties style:column-width="3.205cm" style:rel-column-width="181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9.A2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A4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A5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A6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A7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A8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A9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A10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A12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A13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A14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A15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A16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A17" style:family="table-cell">
      <style:table-cell-properties fo:padding="0.097cm" fo:border="none"/>
    </style:style>
    <style:style style:name="Table9.B17" style:family="table-cell">
      <style:table-cell-properties fo:padding="0.097cm" fo:border="none"/>
    </style:style>
    <style:style style:name="Table9.A18" style:family="table-cell">
      <style:table-cell-properties fo:padding="0.097cm" fo:border="none"/>
    </style:style>
    <style:style style:name="Table9.B18" style:family="table-cell">
      <style:table-cell-properties fo:padding="0.097cm" fo:border="none"/>
    </style:style>
    <style:style style:name="Table9.A19" style:family="table-cell">
      <style:table-cell-properties fo:padding="0.097cm" fo:border="none"/>
    </style:style>
    <style:style style:name="Table9.B19" style:family="table-cell">
      <style:table-cell-properties fo:padding="0.097cm" fo:border="none"/>
    </style:style>
    <style:style style:name="Table9.A20" style:family="table-cell">
      <style:table-cell-properties fo:padding="0.097cm" fo:border="none"/>
    </style:style>
    <style:style style:name="Table9.B20" style:family="table-cell">
      <style:table-cell-properties fo:padding="0.097cm" fo:border="none"/>
    </style:style>
    <style:style style:name="Table9.A21" style:family="table-cell">
      <style:table-cell-properties fo:padding="0.097cm" fo:border="none"/>
    </style:style>
    <style:style style:name="Table9.B21" style:family="table-cell">
      <style:table-cell-properties fo:padding="0.097cm" fo:border="none"/>
    </style:style>
    <style:style style:name="Table9.A22" style:family="table-cell">
      <style:table-cell-properties fo:padding="0.097cm" fo:border="none"/>
    </style:style>
    <style:style style:name="Table9.B22" style:family="table-cell">
      <style:table-cell-properties fo:padding="0.097cm" fo:border="none"/>
    </style:style>
    <style:style style:name="Table9.A23" style:family="table-cell">
      <style:table-cell-properties fo:padding="0.097cm" fo:border="none"/>
    </style:style>
    <style:style style:name="Table9.B23" style:family="table-cell">
      <style:table-cell-properties fo:padding="0.097cm" fo:border="none"/>
    </style:style>
    <style:style style:name="Table9.A24" style:family="table-cell">
      <style:table-cell-properties fo:padding="0.097cm" fo:border="none"/>
    </style:style>
    <style:style style:name="Table9.B24" style:family="table-cell">
      <style:table-cell-properties fo:padding="0.097cm" fo:border="none"/>
    </style:style>
    <style:style style:name="Table9.A25" style:family="table-cell">
      <style:table-cell-properties fo:padding="0.097cm" fo:border-left="none" fo:border-right="none" fo:border-top="none" fo:border-bottom="1.5pt solid #000000"/>
    </style:style>
    <style:style style:name="Table9.B25" style:family="table-cell">
      <style:table-cell-properties fo:padding="0.097cm" fo:border-left="none" fo:border-right="none" fo:border-top="none" fo:border-bottom="1.5pt solid #000000"/>
    </style:style>
    <style:style style:name="Table10" style:family="table">
      <style:table-properties style:width="17cm" table:align="margins" fo:background-color="transparent">
        <style:background-image/>
      </style:table-properties>
    </style:style>
    <style:style style:name="Table10.A" style:family="table-column">
      <style:table-column-properties style:column-width="13.795cm" style:rel-column-width="7821*"/>
    </style:style>
    <style:style style:name="Table10.B" style:family="table-column">
      <style:table-column-properties style:column-width="3.205cm" style:rel-column-width="181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10.A2" style:family="table-cell">
      <style:table-cell-properties fo:padding="0.097cm" fo:border="none"/>
    </style:style>
    <style:style style:name="Table10.B2" style:family="table-cell">
      <style:table-cell-properties fo:padding="0.097cm" fo:border="none"/>
    </style:style>
    <style:style style:name="Table10.A3" style:family="table-cell">
      <style:table-cell-properties fo:padding="0.097cm" fo:border="none"/>
    </style:style>
    <style:style style:name="Table10.B3" style:family="table-cell">
      <style:table-cell-properties fo:padding="0.097cm" fo:border="none"/>
    </style:style>
    <style:style style:name="Table10.A4" style:family="table-cell">
      <style:table-cell-properties fo:padding="0.097cm" fo:border="none"/>
    </style:style>
    <style:style style:name="Table10.B4" style:family="table-cell">
      <style:table-cell-properties fo:padding="0.097cm" fo:border="none"/>
    </style:style>
    <style:style style:name="Table10.A5" style:family="table-cell">
      <style:table-cell-properties fo:padding="0.097cm" fo:border="none"/>
    </style:style>
    <style:style style:name="Table10.B5" style:family="table-cell">
      <style:table-cell-properties fo:padding="0.097cm" fo:border="none"/>
    </style:style>
    <style:style style:name="Table10.A6" style:family="table-cell">
      <style:table-cell-properties fo:padding="0.097cm" fo:border="none"/>
    </style:style>
    <style:style style:name="Table10.B6" style:family="table-cell">
      <style:table-cell-properties fo:padding="0.097cm" fo:border="none"/>
    </style:style>
    <style:style style:name="Table10.A7" style:family="table-cell">
      <style:table-cell-properties fo:padding="0.097cm" fo:border="none"/>
    </style:style>
    <style:style style:name="Table10.B7" style:family="table-cell">
      <style:table-cell-properties fo:padding="0.097cm" fo:border="none"/>
    </style:style>
    <style:style style:name="Table10.A8" style:family="table-cell">
      <style:table-cell-properties fo:padding="0.097cm" fo:border="none"/>
    </style:style>
    <style:style style:name="Table10.B8" style:family="table-cell">
      <style:table-cell-properties fo:padding="0.097cm" fo:border="none"/>
    </style:style>
    <style:style style:name="Table10.A9" style:family="table-cell">
      <style:table-cell-properties fo:padding="0.097cm" fo:border="none"/>
    </style:style>
    <style:style style:name="Table10.B9" style:family="table-cell">
      <style:table-cell-properties fo:padding="0.097cm" fo:border="none"/>
    </style:style>
    <style:style style:name="Table10.A10" style:family="table-cell">
      <style:table-cell-properties fo:padding="0.097cm" fo:border="none"/>
    </style:style>
    <style:style style:name="Table10.B10" style:family="table-cell">
      <style:table-cell-properties fo:padding="0.097cm" fo:border="none"/>
    </style:style>
    <style:style style:name="Table10.A11" style:family="table-cell">
      <style:table-cell-properties fo:padding="0.097cm" fo:border="none"/>
    </style:style>
    <style:style style:name="Table10.B11" style:family="table-cell">
      <style:table-cell-properties fo:padding="0.097cm" fo:border="none"/>
    </style:style>
    <style:style style:name="Table10.A12" style:family="table-cell">
      <style:table-cell-properties fo:padding="0.097cm" fo:border="none"/>
    </style:style>
    <style:style style:name="Table10.B12" style:family="table-cell">
      <style:table-cell-properties fo:padding="0.097cm" fo:border="none"/>
    </style:style>
    <style:style style:name="Table10.A13" style:family="table-cell">
      <style:table-cell-properties fo:padding="0.097cm" fo:border="none"/>
    </style:style>
    <style:style style:name="Table10.B13" style:family="table-cell">
      <style:table-cell-properties fo:padding="0.097cm" fo:border="none"/>
    </style:style>
    <style:style style:name="Table10.A14" style:family="table-cell">
      <style:table-cell-properties fo:padding="0.097cm" fo:border-left="none" fo:border-right="none" fo:border-top="none" fo:border-bottom="1.5pt solid #000000"/>
    </style:style>
    <style:style style:name="Table10.B14" style:family="table-cell">
      <style:table-cell-properties fo:padding="0.097cm" fo:border-left="none" fo:border-right="none" fo:border-top="none" fo:border-bottom="1.5pt solid #000000"/>
    </style:style>
    <style:style style:name="P1" style:family="paragraph" style:parent-style-name="Heading_20_2">
      <style:text-properties officeooo:rsid="001fc246" officeooo:paragraph-rsid="001fc246"/>
    </style:style>
    <style:style style:name="P2" style:family="paragraph" style:parent-style-name="Standard">
      <style:paragraph-properties fo:text-align="start" style:justify-single-word="false"/>
      <style:text-properties style:font-name="JetBrains Mono" officeooo:rsid="001fc246" officeooo:paragraph-rsid="001fc246"/>
    </style:style>
    <style:style style:name="P3" style:family="paragraph" style:parent-style-name="Standard">
      <style:paragraph-properties fo:text-align="start" style:justify-single-word="false"/>
      <style:text-properties style:font-name="JetBrains Mono" fo:font-size="10pt" officeooo:rsid="001fc246" officeooo:paragraph-rsid="001fc24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weight="normal" officeooo:paragraph-rsid="001fc246" fo:background-color="#fffff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weight="normal" officeooo:rsid="001fc246" officeooo:paragraph-rsid="001fc246" fo:background-color="#fffff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JetBrains Mono" fo:font-size="10pt" officeooo:paragraph-rsid="001fc246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ff" loext:opacity="100%" style:font-name="JetBrains Mono" fo:font-size="10pt" fo:font-weight="normal" officeooo:rsid="001fc246" officeooo:paragraph-rsid="001fc246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1fc246" officeooo:paragraph-rsid="001fc246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weight="bold" officeooo:rsid="001fc246" officeooo:paragraph-rsid="001fc246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rsid="001fc246" officeooo:paragraph-rsid="001fc246" style:font-size-asian="12pt" style:font-size-complex="12pt"/>
    </style:style>
    <style:style style:name="P11" style:family="paragraph" style:parent-style-name="Text_20_body">
      <style:text-properties officeooo:rsid="001fc246" officeooo:paragraph-rsid="001fc246"/>
    </style:style>
    <style:style style:name="P12" style:family="paragraph" style:parent-style-name="Text_20_body">
      <style:paragraph-properties fo:text-align="start" style:justify-single-word="false"/>
      <style:text-properties style:font-name="Liberation Sans" officeooo:rsid="001fc246" officeooo:paragraph-rsid="001fc246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Liberation Sans" officeooo:rsid="001fc246" officeooo:paragraph-rsid="001fc246"/>
    </style:style>
    <style:style style:name="P14" style:family="paragraph" style:parent-style-name="Text_20_body">
      <style:text-properties style:font-name="Liberation Sans" fo:font-weight="bold" officeooo:rsid="001fc246" officeooo:paragraph-rsid="001fc246" style:font-weight-asian="bold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paragraph-rsid="001fc246"/>
    </style:style>
    <style:style style:name="P17" style:family="paragraph" style:parent-style-name="Text_20_body">
      <style:text-properties fo:font-weight="bold" officeooo:rsid="001fc246" officeooo:paragraph-rsid="001fc246" style:font-weight-asian="bold" style:font-weight-complex="bold"/>
    </style:style>
    <style:style style:name="T1" style:family="text">
      <style:text-properties officeooo:rsid="001fc246"/>
    </style:style>
    <style:style style:name="T2" style:family="text">
      <style:text-properties fo:color="#0000ff" loext:opacity="100%" fo:font-size="6.30000019073486pt" fo:font-weight="normal" fo:background-color="#ffffff" loext:char-shading-value="0"/>
    </style:style>
    <style:style style:name="T3" style:family="text">
      <style:text-properties fo:color="#0000ff" loext:opacity="100%" fo:font-weight="normal" fo:background-color="#ffffff" loext:char-shading-value="0"/>
    </style:style>
    <style:style style:name="T4" style:family="text">
      <style:text-properties fo:color="#000000" loext:opacity="100%" fo:font-size="6.30000019073486pt" fo:font-weight="normal" fo:background-color="#ffffff" loext:char-shading-value="0"/>
    </style:style>
    <style:style style:name="T5" style:family="text">
      <style:text-properties fo:color="#000000" loext:opacity="100%" fo:font-weight="normal" fo:background-color="#ffffff" loext:char-shading-value="0"/>
    </style:style>
    <style:style style:name="T6" style:family="text">
      <style:text-properties fo:color="#795e26" loext:opacity="100%"/>
    </style:style>
    <style:style style:name="T7" style:family="text">
      <style:text-properties fo:color="#795e26" loext:opacity="100%" officeooo:rsid="001fc246"/>
    </style:style>
    <style:style style:name="T8" style:family="text">
      <style:text-properties fo:color="#795e26" loext:opacity="100%" fo:font-size="6.30000019073486pt" fo:font-weight="normal" fo:background-color="#ffffff" loext:char-shading-value="0"/>
    </style:style>
    <style:style style:name="T9" style:family="text">
      <style:text-properties fo:color="#795e26" loext:opacity="100%" fo:font-weight="normal" fo:background-color="#ffffff" loext:char-shading-value="0"/>
    </style:style>
    <style:style style:name="T10" style:family="text">
      <style:text-properties fo:color="#795e26" loext:opacity="100%" fo:font-weight="normal" officeooo:rsid="001fc246" fo:background-color="#ffffff" loext:char-shading-value="0"/>
    </style:style>
    <style:style style:name="T11" style:family="text">
      <style:text-properties fo:color="#001080" loext:opacity="100%"/>
    </style:style>
    <style:style style:name="T12" style:family="text">
      <style:text-properties fo:color="#001080" loext:opacity="100%" officeooo:rsid="001fc246"/>
    </style:style>
    <style:style style:name="T13" style:family="text">
      <style:text-properties fo:color="#001080" loext:opacity="100%" fo:font-size="6.30000019073486pt" fo:font-weight="normal" fo:background-color="#ffffff" loext:char-shading-value="0"/>
    </style:style>
    <style:style style:name="T14" style:family="text">
      <style:text-properties fo:color="#001080" loext:opacity="100%" fo:font-weight="normal" fo:background-color="#ffffff" loext:char-shading-value="0"/>
    </style:style>
    <style:style style:name="T15" style:family="text">
      <style:text-properties fo:color="#001080" loext:opacity="100%" fo:font-weight="normal" officeooo:rsid="001fc246" fo:background-color="#ffffff" loext:char-shading-value="0"/>
    </style:style>
    <style:style style:name="T16" style:family="text">
      <style:text-properties fo:color="#267f99" loext:opacity="100%"/>
    </style:style>
    <style:style style:name="T17" style:family="text">
      <style:text-properties fo:color="#267f99" loext:opacity="100%" officeooo:rsid="001fc246"/>
    </style:style>
    <style:style style:name="T18" style:family="text">
      <style:text-properties fo:color="#267f99" loext:opacity="100%" fo:font-size="6.30000019073486pt" fo:font-weight="normal" fo:background-color="#ffffff" loext:char-shading-value="0"/>
    </style:style>
    <style:style style:name="T19" style:family="text">
      <style:text-properties fo:color="#267f99" loext:opacity="100%" fo:font-weight="normal" fo:background-color="#ffffff" loext:char-shading-value="0"/>
    </style:style>
    <style:style style:name="T20" style:family="text">
      <style:text-properties fo:color="#267f99" loext:opacity="100%" fo:font-weight="normal" officeooo:rsid="001fc246" fo:background-color="#ffffff" loext:char-shading-value="0"/>
    </style:style>
    <style:style style:name="T21" style:family="text">
      <style:text-properties fo:background-color="#ffffff" loext:char-shading-value="0"/>
    </style:style>
    <style:style style:name="T22" style:family="text">
      <style:text-properties fo:font-weight="normal" officeooo:rsid="001fc246" fo:background-color="#ffffff" loext:char-shading-value="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beitsübersich<text:span text:style-name="T1">t Softwareprojekt - Ecosimulator</text:span></text:h>
      <text:h text:style-name="Heading_20_3" text:outline-level="3">Gruppenmitglieder</text:h>
      <text:list text:style-name="L1">
        <text:list-item>
          <text:p text:style-name="P15">Imojen Mason</text:p>
        </text:list-item>
        <text:list-item>
          <text:p text:style-name="P13">Stefan Warm</text:p>
        </text:list-item>
      </text:list>
      <text:p text:style-name="P12"/>
      <text:h text:style-name="P1" text:outline-level="2">Liste der arbeitsteiligen Zuordnungen</text:h>
      <text:p text:style-name="P11">Alle Packete/Datein befinden sich im Verzeichnis <text:s/>./EcoSim/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Pakets <text:span text:style-name="T23">cats</text:span></text:p>
          </table:table-cell>
          <table:table-cell table:style-name="Table1.A1" office:value-type="string">
            <text:p text:style-name="P9">bearbeitet von</text:p>
          </table:table-cell>
        </table:table-row>
        <table:table-row>
          <table:table-cell table:style-name="Table1.A2" office:value-type="string">
            <text:p text:style-name="P6"><text:span text:style-name="T10">ToAnimals</text:span><text:span text:style-name="T22">(</text:span><text:span text:style-name="T15">cats</text:span><text:span text:style-name="T22"> *[]</text:span><text:span text:style-name="T20">Cat</text:span><text:span text:style-name="T22">) *[]</text:span><text:span text:style-name="T20">entity</text:span><text:span text:style-name="T22">.</text:span><text:span text:style-name="T20">Animal</text:span></text:p>
          </table:table-cell>
          <table:table-cell table:style-name="Table1.B2" office:value-type="string">
            <text:p text:style-name="P8">Stefan</text:p>
          </table:table-cell>
        </table:table-row>
        <table:table-row>
          <table:table-cell table:style-name="Table1.A3" office:value-type="string">
            <text:p text:style-name="P4"><text:span text:style-name="T6">New</text:span>(<text:span text:style-name="T11">w</text:span> *<text:span text:style-name="T16">world</text:span>.<text:span text:style-name="T16">World</text:span>) *<text:span text:style-name="T16">data</text:span></text:p>
          </table:table-cell>
          <table:table-cell table:style-name="Table1.B3" office:value-type="string">
            <text:p text:style-name="P8">Stefan</text:p>
          </table:table-cell>
        </table:table-row>
        <table:table-row>
          <table:table-cell table:style-name="Table1.A4" office:value-type="string">
            <text:p text:style-name="P4">(<text:span text:style-name="T11">a </text:span>*<text:span text:style-name="T16">data</text:span>) <text:span text:style-name="T6">Update</text:span>(<text:span text:style-name="T11">others</text:span> *[]<text:span text:style-name="T16">Cat</text:span>, <text:span text:style-name="T11">preys1</text:span> *[]<text:span text:style-name="T16">rabbits</text:span>.<text:span text:style-name="T16">Rabbit</text:span>, <text:span text:style-name="T11">preys2</text:span> *[]<text:span text:style-name="T16">grass</text:span>.<text:span text:style-name="T16">Grass</text:span>) (<text:span text:style-name="T11">offSpring</text:span> *<text:span text:style-name="T16">data</text:span>)</text:p>
          </table:table-cell>
          <table:table-cell table:style-name="Table1.B4" office:value-type="string">
            <text:p text:style-name="P8">Stefan</text:p>
          </table:table-cell>
        </table:table-row>
        <table:table-row>
          <table:table-cell table:style-name="Table1.A5" office:value-type="string">
            <text:p text:style-name="P4">(<text:span text:style-name="T11">a </text:span>*<text:span text:style-name="T16">data</text:span>) <text:span text:style-name="T6">GetOffspring</text:span>() *<text:span text:style-name="T16">data</text:span></text:p>
          </table:table-cell>
          <table:table-cell table:style-name="Table1.B5" office:value-type="string">
            <text:p text:style-name="P8">Stefan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Pakets <text:span text:style-name="T23">config</text:span></text:p>
          </table:table-cell>
          <table:table-cell table:style-name="Table2.A1" office:value-type="string">
            <text:p text:style-name="P9">bearbeitet von</text:p>
          </table:table-cell>
        </table:table-row>
        <table:table-row>
          <table:table-cell table:style-name="Table2.A2" office:value-type="string">
            <text:p text:style-name="P7"><text:span text:style-name="T21">const</text:span></text:p>
          </table:table-cell>
          <table:table-cell table:style-name="Table2.B2" office:value-type="string">
            <text:p text:style-name="P8">Stefan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24">Pakets</text:span> entity</text:p>
          </table:table-cell>
          <table:table-cell table:style-name="Table3.A1" office:value-type="string">
            <text:p text:style-name="P9">bearbeitet von</text:p>
          </table:table-cell>
        </table:table-row>
        <table:table-row>
          <table:table-cell table:style-name="Table3.A2" office:value-type="string">
            <text:p text:style-name="P3"><text:span text:style-name="T9">init</text:span><text:span text:style-name="T5">()</text:span></text:p>
          </table:table-cell>
          <table:table-cell table:style-name="Table3.B2" office:value-type="string">
            <text:p text:style-name="P8">Imojen</text:p>
          </table:table-cell>
        </table:table-row>
        <table:table-row>
          <table:table-cell table:style-name="Table3.A3" office:value-type="string">
            <text:p text:style-name="P3"><text:span text:style-name="T9">rand_ab</text:span><text:span text:style-name="T5">(</text:span><text:span text:style-name="T14">a</text:span><text:span text:style-name="T5">, </text:span><text:span text:style-name="T14">b</text:span><text:span text:style-name="T5"> </text:span><text:span text:style-name="T19">int</text:span><text:span text:style-name="T5">) </text:span><text:span text:style-name="T19">float64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4" office:value-type="string">
            <text:p text:style-name="P3"><text:span text:style-name="T9">NewDrawable</text:span><text:span text:style-name="T5">(</text:span><text:span text:style-name="T14">w</text:span><text:span text:style-name="T5"> *</text:span><text:span text:style-name="T19">world</text:span><text:span text:style-name="T5">.</text:span><text:span text:style-name="T19">World</text:span><text:span text:style-name="T5">) </text:span><text:span text:style-name="T19">DrawableData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5" office:value-type="string">
            <text:p text:style-name="P3"><text:span text:style-name="T14">(a </text:span><text:span text:style-name="T5">*</text:span><text:span text:style-name="T19">DrawableData</text:span><text:span text:style-name="T5">) </text:span><text:span text:style-name="T9">SetImageFromFile</text:span><text:span text:style-name="T5">(</text:span><text:span text:style-name="T14">file</text:span><text:span text:style-name="T5"> </text:span><text:span text:style-name="T19">string</text:span><text:span text:style-name="T5">, </text:span><text:span text:style-name="T14">size</text:span><text:span text:style-name="T5">, </text:span><text:span text:style-name="T14">x</text:span><text:span text:style-name="T5">, </text:span><text:span text:style-name="T14">y</text:span><text:span text:style-name="T5"> </text:span><text:span text:style-name="T19">int</text:span><text:span text:style-name="T5">) <text:s text:c="7"/></text:span></text:p>
          </table:table-cell>
          <table:table-cell table:style-name="Table3.B2" office:value-type="string">
            <text:p text:style-name="P8">Imojen</text:p>
          </table:table-cell>
        </table:table-row>
        <table:table-row>
          <table:table-cell table:style-name="Table3.A6" office:value-type="string">
            <text:p text:style-name="P3"><text:span text:style-name="T5">(</text:span><text:span text:style-name="T14">a </text:span><text:span text:style-name="T5">*</text:span><text:span text:style-name="T19">DrawableData</text:span><text:span text:style-name="T5">) </text:span><text:span text:style-name="T9">makeAnimal</text:span><text:span text:style-name="T5">()</text:span></text:p>
          </table:table-cell>
          <table:table-cell table:style-name="Table3.B2" office:value-type="string">
            <text:p text:style-name="P8">Imojen</text:p>
          </table:table-cell>
        </table:table-row>
        <table:table-row>
          <table:table-cell table:style-name="Table3.A7" office:value-type="string">
            <text:p text:style-name="P3"><text:span text:style-name="T5">(</text:span><text:span text:style-name="T14">a </text:span><text:span text:style-name="T5">*</text:span><text:span text:style-name="T19">DrawableData</text:span><text:span text:style-name="T5">) </text:span><text:span text:style-name="T9">SetColorRGB</text:span><text:span text:style-name="T5">(</text:span><text:span text:style-name="T14">r</text:span><text:span text:style-name="T5">, </text:span><text:span text:style-name="T14">g</text:span><text:span text:style-name="T5">, </text:span><text:span text:style-name="T14">b</text:span><text:span text:style-name="T5"> </text:span><text:span text:style-name="T19">uint8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8" office:value-type="string">
            <text:p text:style-name="P3"><text:span text:style-name="T5">(</text:span><text:span text:style-name="T14">a </text:span><text:span text:style-name="T5">*</text:span><text:span text:style-name="T19">DrawableData</text:span><text:span text:style-name="T5">) </text:span><text:span text:style-name="T9">GetPosition</text:span><text:span text:style-name="T5">() </text:span><text:span text:style-name="T19">vec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9" office:value-type="string">
            <text:p text:style-name="P3"><text:span text:style-name="T9">NewMoveable</text:span><text:span text:style-name="T5">(</text:span><text:span text:style-name="T14">w</text:span><text:span text:style-name="T5"> *</text:span><text:span text:style-name="T19">world</text:span><text:span text:style-name="T5">.</text:span><text:span text:style-name="T19">World</text:span><text:span text:style-name="T5">) </text:span><text:span text:style-name="T19">MoveableData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0" office:value-type="string">
            <text:p text:style-name="P3"><text:span text:style-name="T5">(</text:span><text:span text:style-name="T14">a </text:span><text:span text:style-name="T5">*</text:span><text:span text:style-name="T19">MoveableData</text:span><text:span text:style-name="T5">) </text:span><text:span text:style-name="T9">randomStep</text:span><text:span text:style-name="T5">(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1" office:value-type="string">
            <text:p text:style-name="P3"><text:span text:style-name="T9">NewHealth</text:span><text:span text:style-name="T5">() </text:span><text:span text:style-name="T19">HealthData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2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IsAlive</text:span><text:span text:style-name="T5">() </text:span><text:span text:style-name="T19">bool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3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SetLifeSpan</text:span><text:span text:style-name="T5">(</text:span><text:span text:style-name="T14">ls</text:span><text:span text:style-name="T5"> </text:span><text:span text:style-name="T19">int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4" office:value-type="string">
            <text:p text:style-name="P3"><text:span text:style-name="T14">a </text:span><text:span text:style-name="T5">*</text:span><text:span text:style-name="T19">HealthData</text:span><text:span text:style-name="T5">) </text:span><text:span text:style-name="T9">SetHealthLoss</text:span><text:span text:style-name="T5">(</text:span><text:span text:style-name="T14">e</text:span><text:span text:style-name="T5"> </text:span><text:span text:style-name="T19">float64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ext:soft-page-break/>
        <table:table-row>
          <table:table-cell table:style-name="Table3.A15" office:value-type="string">
            <text:p text:style-name="P3"><text:span text:style-name="T14">(a </text:span><text:span text:style-name="T5">*</text:span><text:span text:style-name="T19">HealthData</text:span><text:span text:style-name="T5">) </text:span><text:span text:style-name="T9">SetHealth</text:span><text:span text:style-name="T5">(</text:span><text:span text:style-name="T14">e</text:span><text:span text:style-name="T5"> </text:span><text:span text:style-name="T19">float64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6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GetHealth</text:span><text:span text:style-name="T5">() </text:span><text:span text:style-name="T19">float64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7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SetHealthWhenEaten</text:span><text:span text:style-name="T5">(</text:span><text:span text:style-name="T14">e</text:span><text:span text:style-name="T5"> </text:span><text:span text:style-name="T19">float64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8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GetHealthWhenEaten</text:span><text:span text:style-name="T5">() </text:span><text:span text:style-name="T19">float64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19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SetMatureAge</text:span><text:span text:style-name="T5">(</text:span><text:span text:style-name="T14">mAge</text:span><text:span text:style-name="T5"> </text:span><text:span text:style-name="T19">int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0" office:value-type="string">
            <text:p text:style-name="P3"><text:span text:style-name="T5">(</text:span><text:span text:style-name="T14">a </text:span><text:span text:style-name="T5">*</text:span><text:span text:style-name="T19">HealthData</text:span><text:span text:style-name="T5">) </text:span><text:span text:style-name="T9">IncAge</text:span><text:span text:style-name="T5">() 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1" office:value-type="string">
            <text:p text:style-name="P3"><text:span text:style-name="T9">New</text:span><text:span text:style-name="T5">(</text:span><text:span text:style-name="T14">w</text:span><text:span text:style-name="T5"> *</text:span><text:span text:style-name="T19">world</text:span><text:span text:style-name="T5">.</text:span><text:span text:style-name="T19">World</text:span><text:span text:style-name="T5">) *</text:span><text:span text:style-name="T19">AnimalData</text:span></text:p>
          </table:table-cell>
          <table:table-cell table:style-name="Table3.B2" office:value-type="string">
            <text:p text:style-name="P8">Imojen</text:p>
          </table:table-cell>
        </table:table-row>
        <table:table-row>
          <table:table-cell table:style-name="Table3.A22" office:value-type="string">
            <text:p text:style-name="P3"><text:span text:style-name="T5">(</text:span><text:span text:style-name="T14">a </text:span><text:span text:style-name="T5">*</text:span><text:span text:style-name="T19">AnimalData</text:span><text:span text:style-name="T5">) </text:span><text:span text:style-name="T9">IsSame</text:span><text:span text:style-name="T5">(</text:span><text:span text:style-name="T14">b</text:span><text:span text:style-name="T5"> *</text:span><text:span text:style-name="T19">AnimalData</text:span><text:span text:style-name="T5">) </text:span><text:span text:style-name="T19">bool</text:span></text:p>
          </table:table-cell>
          <table:table-cell table:style-name="Table3.B2" office:value-type="string">
            <text:p text:style-name="P8">Imojen</text:p>
          </table:table-cell>
        </table:table-row>
        <table:table-row>
          <table:table-cell table:style-name="Table3.A23" office:value-type="string">
            <text:p text:style-name="P3"><text:span text:style-name="T5">(</text:span><text:span text:style-name="T14">a </text:span><text:span text:style-name="T5">*</text:span><text:span text:style-name="T19">AnimalData</text:span><text:span text:style-name="T5">) </text:span><text:span text:style-name="T9">SetMoveable</text:span><text:span text:style-name="T5">(</text:span><text:span text:style-name="T14">m</text:span><text:span text:style-name="T5"> </text:span><text:span text:style-name="T19">bool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4" office:value-type="string">
            <text:p text:style-name="P3"><text:span text:style-name="T5">(</text:span><text:span text:style-name="T14">a </text:span><text:span text:style-name="T5">*</text:span><text:span text:style-name="T19">AnimalData</text:span><text:span text:style-name="T5">) </text:span><text:span text:style-name="T9">SetViewAngle</text:span><text:span text:style-name="T5">(</text:span><text:span text:style-name="T14">ang</text:span><text:span text:style-name="T5"> </text:span><text:span text:style-name="T19">float64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5" office:value-type="string">
            <text:p text:style-name="P3"><text:span text:style-name="T5">(</text:span><text:span text:style-name="T14">a </text:span><text:span text:style-name="T5">*</text:span><text:span text:style-name="T19">AnimalData</text:span><text:span text:style-name="T5">) </text:span><text:span text:style-name="T9">SetMaxVel</text:span><text:span text:style-name="T5">(</text:span><text:span text:style-name="T14">v</text:span><text:span text:style-name="T5"> </text:span><text:span text:style-name="T19">float64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6" office:value-type="string">
            <text:p text:style-name="P3"><text:span text:style-name="T5">(</text:span><text:span text:style-name="T14">a </text:span><text:span text:style-name="T5">*</text:span><text:span text:style-name="T19">AnimalData</text:span><text:span text:style-name="T5">) </text:span><text:span text:style-name="T9">SetViewMag</text:span><text:span text:style-name="T5">(</text:span><text:span text:style-name="T14">mag</text:span><text:span text:style-name="T5"> </text:span><text:span text:style-name="T19">float64</text:span><text:span text:style-name="T5">)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7" office:value-type="string">
            <text:p text:style-name="P5">(<text:span text:style-name="T11">a </text:span>*<text:span text:style-name="T16">AnimalData</text:span>) <text:span text:style-name="T6">GetAge</text:span>() <text:span text:style-name="T16">int</text:span> 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8" office:value-type="string">
            <text:p text:style-name="P5">(<text:span text:style-name="T11">a </text:span>*<text:span text:style-name="T16">AnimalData</text:span>) <text:span text:style-name="T6">GetDateOfLastBirth</text:span>() <text:span text:style-name="T16">int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29" office:value-type="string">
            <text:p text:style-name="P5">(<text:span text:style-name="T11">a </text:span>*<text:span text:style-name="T16">AnimalData</text:span>) <text:span text:style-name="T6">SetDateOfLastBirth</text:span>(<text:span text:style-name="T11">d</text:span> <text:span text:style-name="T16">int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0" office:value-type="string">
            <text:p text:style-name="P5">(<text:span text:style-name="T11">a </text:span>*<text:span text:style-name="T16">AnimalData</text:span>) <text:span text:style-name="T6">GetMatureAge</text:span>() <text:span text:style-name="T16">int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1" office:value-type="string">
            <text:p text:style-name="P5">(<text:span text:style-name="T11">a </text:span>*<text:span text:style-name="T16">AnimalData</text:span>) <text:span text:style-name="T6">GetWorld</text:span>() *<text:span text:style-name="T16">world</text:span>.<text:span text:style-name="T16">World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2" office:value-type="string">
            <text:p text:style-name="P5">(<text:span text:style-name="T11">a </text:span>*<text:span text:style-name="T16">AnimalData</text:span>) <text:span text:style-name="T6">ApplyMove</text:span>(<text:span text:style-name="T11">others</text:span> *[]<text:span text:style-name="T16">Animal</text:span>, <text:span text:style-name="T11">preys</text:span> *[]<text:span text:style-name="T16">Animal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3" office:value-type="string">
            <text:p text:style-name="P5">(<text:span text:style-name="T11">a </text:span>*<text:span text:style-name="T16">AnimalData</text:span>) <text:span text:style-name="T6">avoidCollisionWithSeenObjects</text:span>(<text:span text:style-name="T11">others</text:span> *[]<text:span text:style-name="T16">Animal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4" office:value-type="string">
            <text:p text:style-name="P5">(<text:span text:style-name="T11">a </text:span>*<text:span text:style-name="T16">AnimalData</text:span>) <text:span text:style-name="T6">searchFood</text:span>(<text:span text:style-name="T11">others</text:span> *[]<text:span text:style-name="T16">Animal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5" office:value-type="string">
            <text:p text:style-name="P5">(<text:span text:style-name="T11">a </text:span>*<text:span text:style-name="T16">AnimalData</text:span>) <text:span text:style-name="T6">eatFood</text:span>(<text:span text:style-name="T11">others</text:span> *[]<text:span text:style-name="T16">Animal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6" office:value-type="string">
            <text:p text:style-name="P5">(<text:span text:style-name="T11">a </text:span>*<text:span text:style-name="T16">AnimalData</text:span>) <text:span text:style-name="T6">repelFromWater</text:span>(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7" office:value-type="string">
            <text:p text:style-name="P5">(<text:span text:style-name="T11">a </text:span>*<text:span text:style-name="T16">AnimalData</text:span>) <text:span text:style-name="T6">SeeOthers</text:span>(<text:span text:style-name="T11">others</text:span> *[]<text:span text:style-name="T16">Animal</text:span>) (*[]<text:span text:style-name="T16">Animal</text:span>, *[]<text:span text:style-name="T16">vec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8" office:value-type="string">
            <text:p text:style-name="P5">(<text:span text:style-name="T11">a </text:span>*<text:span text:style-name="T16">AnimalData</text:span>) <text:span text:style-name="T6">Draw</text:span>(<text:span text:style-name="T11">screen</text:span> *<text:span text:style-name="T16">ebiten</text:span>.<text:span text:style-name="T16">Image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39" office:value-type="string">
            <text:p text:style-name="P5">(<text:span text:style-name="T11">a </text:span>*<text:span text:style-name="T16">AnimalData</text:span>) <text:span text:style-name="T6">drawStats</text:span>(<text:span text:style-name="T11">screen</text:span> *<text:span text:style-name="T16">ebiten</text:span>.<text:span text:style-name="T16">Image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40" office:value-type="string">
            <text:p text:style-name="P5">(<text:span text:style-name="T11">a </text:span>*<text:span text:style-name="T16">AnimalData</text:span>) <text:span text:style-name="T6">drawView</text:span>() *<text:span text:style-name="T16">ebiten</text:span>.<text:span text:style-name="T16">DrawImageOptions</text:span>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41" office:value-type="string">
            <text:p text:style-name="P5">(<text:span text:style-name="T11">a </text:span>*<text:span text:style-name="T16">AnimalData</text:span>) <text:span text:style-name="T6">drawAnimal</text:span>(<text:span text:style-name="T11">screen</text:span> *<text:span text:style-name="T16">ebiten</text:span>.<text:span text:style-name="T16">Image</text:span>)</text:p>
          </table:table-cell>
          <table:table-cell table:style-name="Table3.B2" office:value-type="string">
            <text:p text:style-name="P8">Stefan</text:p>
          </table:table-cell>
        </table:table-row>
        <table:table-row>
          <table:table-cell table:style-name="Table3.A42" office:value-type="string">
            <text:p text:style-name="P5">(<text:span text:style-name="T11">a </text:span>*<text:span text:style-name="T16">AnimalData</text:span>) <text:span text:style-name="T6">makeArc</text:span>(<text:span text:style-name="T11">img</text:span> *<text:span text:style-name="T16">ebiten</text:span>.<text:span text:style-name="T16">Image</text:span>, <text:span text:style-name="T11">radius</text:span> <text:span text:style-name="T16">float32</text:span>, <text:span text:style-name="T11">startAngle</text:span>, <text:span text:style-name="T11">endAngle</text:span> <text:span text:style-name="T16">float32</text:span>, <text:span text:style-name="T11">c</text:span> <text:span text:style-name="T16">color</text:span>.<text:span text:style-name="T16">NRGBA</text:span>, <text:span text:style-name="T11">line</text:span> <text:span text:style-name="T16">bool</text:span>)</text:p>
          </table:table-cell>
          <table:table-cell table:style-name="Table3.B42" office:value-type="string">
            <text:p text:style-name="P8">Stefan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Paket <text:span text:style-name="T23">foxes</text:span></text:p>
          </table:table-cell>
          <table:table-cell table:style-name="Table4.A1" office:value-type="string">
            <text:p text:style-name="P9">bearbeitet von</text:p>
          </table:table-cell>
        </table:table-row>
        <table:table-row>
          <table:table-cell table:style-name="Table4.A2" office:value-type="string">
            <text:p text:style-name="P3"><text:span text:style-name="T9">ToAnimals</text:span><text:span text:style-name="T5">(</text:span><text:span text:style-name="T14">foxes</text:span><text:span text:style-name="T5"> *[]</text:span><text:span text:style-name="T19">Fox</text:span><text:span text:style-name="T5">) *[]</text:span><text:span text:style-name="T19">entity</text:span><text:span text:style-name="T5">.</text:span><text:span text:style-name="T19">Animal</text:span></text:p>
          </table:table-cell>
          <table:table-cell table:style-name="Table4.B2" office:value-type="string">
            <text:p text:style-name="P8">Stefan</text:p>
          </table:table-cell>
        </table:table-row>
        <table:table-row>
          <table:table-cell table:style-name="Table4.A3" office:value-type="string">
            <text:p text:style-name="P3"><text:span text:style-name="T9">New</text:span><text:span text:style-name="T5">(</text:span><text:span text:style-name="T14">w</text:span><text:span text:style-name="T5"> *</text:span><text:span text:style-name="T19">world</text:span><text:span text:style-name="T5">.</text:span><text:span text:style-name="T19">World</text:span><text:span text:style-name="T5">) *</text:span><text:span text:style-name="T19">data</text:span></text:p>
          </table:table-cell>
          <table:table-cell table:style-name="Table4.B2" office:value-type="string">
            <text:p text:style-name="P8">Stefan</text:p>
          </table:table-cell>
        </table:table-row>
        <table:table-row>
          <table:table-cell table:style-name="Table4.A4" office:value-type="string">
            <text:p text:style-name="P3"><text:span text:style-name="T5">(</text:span><text:span text:style-name="T14">a </text:span><text:span text:style-name="T5">*</text:span><text:span text:style-name="T19">data</text:span><text:span text:style-name="T5">) </text:span><text:span text:style-name="T9">Update</text:span><text:span text:style-name="T5">(</text:span><text:span text:style-name="T14">others</text:span><text:span text:style-name="T5"> *[]</text:span><text:span text:style-name="T19">Fox</text:span><text:span text:style-name="T5">, </text:span><text:span text:style-name="T14">preys</text:span><text:span text:style-name="T5"> *[]</text:span><text:span text:style-name="T19">rabbits</text:span><text:span text:style-name="T5">.</text:span><text:span text:style-name="T19">Rabbit</text:span><text:span text:style-name="T5">) (</text:span><text:span text:style-name="T14">offSpring</text:span><text:span text:style-name="T5"> *</text:span><text:span text:style-name="T19">data</text:span><text:span text:style-name="T5">)</text:span></text:p>
          </table:table-cell>
          <table:table-cell table:style-name="Table4.B2" office:value-type="string">
            <text:p text:style-name="P8">Stefan</text:p>
          </table:table-cell>
        </table:table-row>
        <table:table-row>
          <table:table-cell table:style-name="Table4.A5" office:value-type="string">
            <text:p text:style-name="P3"><text:span text:style-name="T5">(</text:span><text:span text:style-name="T14">a </text:span><text:span text:style-name="T5">*</text:span><text:span text:style-name="T19">data</text:span><text:span text:style-name="T5">) </text:span><text:span text:style-name="T9">GetOffspring</text:span><text:span text:style-name="T5">() *</text:span><text:span text:style-name="T19">data</text:span></text:p>
          </table:table-cell>
          <table:table-cell table:style-name="Table4.B5" office:value-type="string">
            <text:p text:style-name="P8">Stefan</text:p>
          </table:table-cell>
        </table:table-row>
      </table:table>
      <text:p text:style-name="Text_20_body"><text:soft-page-break/>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7">Paket <text:span text:style-name="T23">graphics</text:span></text:p>
            </table:table-cell>
            <table:table-cell table:style-name="Table5.A1" office:value-type="string">
              <text:p text:style-name="P9">bearbeitet von</text:p>
            </table:table-cell>
          </table:table-row>
        </table:table-header-rows>
        <table:table-row>
          <table:table-cell table:style-name="Table5.A2" office:value-type="string">
            <text:p text:style-name="P3"><text:span text:style-name="T9">init</text:span><text:span text:style-name="T5">()</text:span></text:p>
          </table:table-cell>
          <table:table-cell table:style-name="Table5.B2" office:value-type="string">
            <text:p text:style-name="P8">Imojen</text:p>
          </table:table-cell>
        </table:table-row>
        <table:table-row>
          <table:table-cell table:style-name="Table5.A3" office:value-type="string">
            <text:p text:style-name="P3"><text:span text:style-name="T9">New</text:span><text:span text:style-name="T5">(</text:span><text:span text:style-name="T14">x</text:span><text:span text:style-name="T5">,</text:span><text:span text:style-name="T14">y</text:span><text:span text:style-name="T5"> </text:span><text:span text:style-name="T19">float64</text:span><text:span text:style-name="T5">) *</text:span><text:span text:style-name="T19">data</text:span></text:p>
          </table:table-cell>
          <table:table-cell table:style-name="Table5.B2" office:value-type="string">
            <text:p text:style-name="P8">Imojen</text:p>
          </table:table-cell>
        </table:table-row>
        <table:table-row>
          <table:table-cell table:style-name="Table5.A4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drawLine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, </text:span><text:span text:style-name="T14">history</text:span><text:span text:style-name="T5"> []</text:span><text:span text:style-name="T19">int</text:span><text:span text:style-name="T5">, </text:span><text:span text:style-name="T14">c</text:span><text:span text:style-name="T5"> </text:span><text:span text:style-name="T19">color</text:span><text:span text:style-name="T5">.</text:span><text:span text:style-name="T19">RGBA</text:span><text:span text:style-name="T5">)</text:span></text:p>
          </table:table-cell>
          <table:table-cell table:style-name="Table5.B2" office:value-type="string">
            <text:p text:style-name="P8">Imojen</text:p>
          </table:table-cell>
        </table:table-row>
        <table:table-row>
          <table:table-cell table:style-name="Table5.A5" office:value-type="string">
            <text:p text:style-name="P3"><text:span text:style-name="T9">drawText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, </text:span><text:span text:style-name="T14">x</text:span><text:span text:style-name="T5">,</text:span><text:span text:style-name="T14">y</text:span><text:span text:style-name="T5"> </text:span><text:span text:style-name="T19">float64</text:span><text:span text:style-name="T5">, </text:span><text:span text:style-name="T14">c</text:span><text:span text:style-name="T5"> </text:span><text:span text:style-name="T19">color</text:span><text:span text:style-name="T5">.</text:span><text:span text:style-name="T19">RGBA</text:span><text:span text:style-name="T5">, </text:span><text:span text:style-name="T14">str</text:span><text:span text:style-name="T5"> </text:span><text:span text:style-name="T19">string</text:span><text:span text:style-name="T5">)</text:span></text:p>
          </table:table-cell>
          <table:table-cell table:style-name="Table5.B2" office:value-type="string">
            <text:p text:style-name="P8">Imojen</text:p>
          </table:table-cell>
        </table:table-row>
        <table:table-row>
          <table:table-cell table:style-name="Table5.A6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Draw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5.B2" office:value-type="string">
            <text:p text:style-name="P8">Imojen</text:p>
          </table:table-cell>
        </table:table-row>
        <table:table-row>
          <table:table-cell table:style-name="Table5.A7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Update</text:span><text:span text:style-name="T5">(</text:span><text:span text:style-name="T14">nG</text:span><text:span text:style-name="T5">,</text:span><text:span text:style-name="T14">nR</text:span><text:span text:style-name="T5">,</text:span><text:span text:style-name="T14">nC</text:span><text:span text:style-name="T5">,</text:span><text:span text:style-name="T14">nF</text:span><text:span text:style-name="T5"> </text:span><text:span text:style-name="T19">int</text:span><text:span text:style-name="T5">)</text:span></text:p>
          </table:table-cell>
          <table:table-cell table:style-name="Table5.B7" office:value-type="string">
            <text:p text:style-name="P8">Imojen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7">Paket <text:span text:style-name="T23">grass</text:span></text:p>
            </table:table-cell>
            <table:table-cell table:style-name="Table6.A1" office:value-type="string">
              <text:p text:style-name="P9">bearbeitet von</text:p>
            </table:table-cell>
          </table:table-row>
        </table:table-header-rows>
        <table:table-row>
          <table:table-cell table:style-name="Table6.A2" office:value-type="string">
            <text:p text:style-name="P3"><text:span text:style-name="T9">ToAnimals</text:span><text:span text:style-name="T5">(</text:span><text:span text:style-name="T14">gras</text:span><text:span text:style-name="T5"> *[]</text:span><text:span text:style-name="T19">Grass</text:span><text:span text:style-name="T5">) *[]</text:span><text:span text:style-name="T19">entity</text:span><text:span text:style-name="T5">.</text:span><text:span text:style-name="T19">Animal</text:span></text:p>
          </table:table-cell>
          <table:table-cell table:style-name="Table6.B2" office:value-type="string">
            <text:p text:style-name="P8">Stefan</text:p>
          </table:table-cell>
        </table:table-row>
        <table:table-row>
          <table:table-cell table:style-name="Table6.A3" office:value-type="string">
            <text:p text:style-name="P3"><text:span text:style-name="T9">New</text:span><text:span text:style-name="T5">(</text:span><text:span text:style-name="T14">w</text:span><text:span text:style-name="T5"> *</text:span><text:span text:style-name="T19">world</text:span><text:span text:style-name="T5">.</text:span><text:span text:style-name="T19">World</text:span><text:span text:style-name="T5">) *</text:span><text:span text:style-name="T19">data</text:span></text:p>
          </table:table-cell>
          <table:table-cell table:style-name="Table6.B3" office:value-type="string">
            <text:p text:style-name="P8">Stefan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7">Paket <text:span text:style-name="T23">rabbits</text:span></text:p>
            </table:table-cell>
            <table:table-cell table:style-name="Table7.A1" office:value-type="string">
              <text:p text:style-name="P9">bearbeitet von</text:p>
            </table:table-cell>
          </table:table-row>
        </table:table-header-rows>
        <table:table-row>
          <table:table-cell table:style-name="Table7.A2" office:value-type="string">
            <text:p text:style-name="P3"><text:span text:style-name="T9">ToAnimals</text:span><text:span text:style-name="T5">(</text:span><text:span text:style-name="T14">rabbits</text:span><text:span text:style-name="T5"> *[]</text:span><text:span text:style-name="T19">Rabbit</text:span><text:span text:style-name="T5">) *[]</text:span><text:span text:style-name="T19">entity</text:span><text:span text:style-name="T5">.</text:span><text:span text:style-name="T19">Animal</text:span></text:p>
          </table:table-cell>
          <table:table-cell table:style-name="Table7.B2" office:value-type="string">
            <text:p text:style-name="P8">Stefan</text:p>
          </table:table-cell>
        </table:table-row>
        <table:table-row>
          <table:table-cell table:style-name="Table7.A3" office:value-type="string">
            <text:p text:style-name="P3"><text:span text:style-name="T9">New</text:span><text:span text:style-name="T5">(</text:span><text:span text:style-name="T14">w</text:span><text:span text:style-name="T5"> *</text:span><text:span text:style-name="T19">world</text:span><text:span text:style-name="T5">.</text:span><text:span text:style-name="T19">World</text:span><text:span text:style-name="T5">) *</text:span><text:span text:style-name="T19">data</text:span></text:p>
          </table:table-cell>
          <table:table-cell table:style-name="Table7.B2" office:value-type="string">
            <text:p text:style-name="P8">Imojen</text:p>
          </table:table-cell>
        </table:table-row>
        <table:table-row>
          <table:table-cell table:style-name="Table7.A4" office:value-type="string">
            <text:p text:style-name="P3"><text:span text:style-name="T5">(</text:span><text:span text:style-name="T14">a </text:span><text:span text:style-name="T5">*</text:span><text:span text:style-name="T19">data</text:span><text:span text:style-name="T5">) </text:span><text:span text:style-name="T9">Update</text:span><text:span text:style-name="T5">(</text:span><text:span text:style-name="T14">others</text:span><text:span text:style-name="T5"> *[]</text:span><text:span text:style-name="T19">Rabbit</text:span><text:span text:style-name="T5">, </text:span><text:span text:style-name="T14">food</text:span><text:span text:style-name="T5"> *[]</text:span><text:span text:style-name="T19">grass</text:span><text:span text:style-name="T5">.</text:span><text:span text:style-name="T19">Grass</text:span><text:span text:style-name="T5">) (</text:span><text:span text:style-name="T14">offSpring</text:span><text:span text:style-name="T5"> *</text:span><text:span text:style-name="T19">data</text:span><text:span text:style-name="T5">)</text:span></text:p>
          </table:table-cell>
          <table:table-cell table:style-name="Table7.B2" office:value-type="string">
            <text:p text:style-name="P8">Stefan</text:p>
          </table:table-cell>
        </table:table-row>
        <table:table-row>
          <table:table-cell table:style-name="Table7.A5" office:value-type="string">
            <text:p text:style-name="P3"><text:span text:style-name="T5">(</text:span><text:span text:style-name="T14">a </text:span><text:span text:style-name="T5">*</text:span><text:span text:style-name="T19">data</text:span><text:span text:style-name="T5">) </text:span><text:span text:style-name="T9">GetOffspring</text:span><text:span text:style-name="T5">() *</text:span><text:span text:style-name="T19">dat</text:span></text:p>
          </table:table-cell>
          <table:table-cell table:style-name="Table7.B5" office:value-type="string">
            <text:p text:style-name="P8">Stefan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7">Paket <text:span text:style-name="T23">ui</text:span></text:p>
            </table:table-cell>
            <table:table-cell table:style-name="Table8.A1" office:value-type="string">
              <text:p text:style-name="P9">bearbeitet von</text:p>
            </table:table-cell>
          </table:table-row>
        </table:table-header-rows>
        <table:table-row>
          <table:table-cell table:style-name="Table8.A2" office:value-type="string">
            <text:p text:style-name="P3"><text:span text:style-name="T9">init</text:span><text:span text:style-name="T5">(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3" office:value-type="string">
            <text:p text:style-name="P3"><text:span text:style-name="T5">(</text:span><text:span text:style-name="T14">c </text:span><text:span text:style-name="T5">*</text:span><text:span text:style-name="T19">CheckBox</text:span><text:span text:style-name="T5">) </text:span><text:span text:style-name="T9">Update</text:span><text:span text:style-name="T5">(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4" office:value-type="string">
            <text:p text:style-name="P3"><text:span text:style-name="T9">drawText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, </text:span><text:span text:style-name="T14">x</text:span><text:span text:style-name="T5">, </text:span><text:span text:style-name="T14">y</text:span><text:span text:style-name="T5"> </text:span><text:span text:style-name="T19">float64</text:span><text:span text:style-name="T5">, </text:span><text:span text:style-name="T14">size</text:span><text:span text:style-name="T5"> </text:span><text:span text:style-name="T19">float64</text:span><text:span text:style-name="T5">, </text:span><text:span text:style-name="T14">str</text:span><text:span text:style-name="T5"> </text:span><text:span text:style-name="T19">string</text:span><text:span text:style-name="T5">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5" office:value-type="string">
            <text:p text:style-name="P3"><text:span text:style-name="T5">(</text:span><text:span text:style-name="T14">c </text:span><text:span text:style-name="T5">*</text:span><text:span text:style-name="T19">CheckBox</text:span><text:span text:style-name="T5">) </text:span><text:span text:style-name="T9">Draw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6" office:value-type="string">
            <text:p text:style-name="P3"><text:span text:style-name="T5">(</text:span><text:span text:style-name="T14">s </text:span><text:span text:style-name="T5">*</text:span><text:span text:style-name="T19">Slider</text:span><text:span text:style-name="T5">) </text:span><text:span text:style-name="T9">Update</text:span><text:span text:style-name="T5">(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7" office:value-type="string">
            <text:p text:style-name="P3"><text:span text:style-name="T5">(</text:span><text:span text:style-name="T14">s </text:span><text:span text:style-name="T5">*</text:span><text:span text:style-name="T19">Slider</text:span><text:span text:style-name="T5">) </text:span><text:span text:style-name="T9">Draw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8" office:value-type="string">
            <text:p text:style-name="P3"><text:span text:style-name="T9">New</text:span><text:span text:style-name="T5">() *</text:span><text:span text:style-name="T19">data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9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GetNumberOfGrass</text:span><text:span text:style-name="T5">() </text:span><text:span text:style-name="T19">int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10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GetNumberOfBunnies</text:span><text:span text:style-name="T5">() </text:span><text:span text:style-name="T19">int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11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GetNumberOfCats</text:span><text:span text:style-name="T5">() </text:span><text:span text:style-name="T19">int</text:span></text:p>
          </table:table-cell>
          <table:table-cell table:style-name="Table8.B2" office:value-type="string">
            <text:p text:style-name="P8">Imojen</text:p>
          </table:table-cell>
        </table:table-row>
        <text:soft-page-break/>
        <table:table-row>
          <table:table-cell table:style-name="Table8.A12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GetNumberOfFoxes</text:span><text:span text:style-name="T5">() </text:span><text:span text:style-name="T19">int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13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Draw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8.B2" office:value-type="string">
            <text:p text:style-name="P8">Imojen</text:p>
          </table:table-cell>
        </table:table-row>
        <table:table-row>
          <table:table-cell table:style-name="Table8.A14" office:value-type="string">
            <text:p text:style-name="P3"><text:span text:style-name="T5">(</text:span><text:span text:style-name="T14">u </text:span><text:span text:style-name="T5">*</text:span><text:span text:style-name="T19">data</text:span><text:span text:style-name="T5">) </text:span><text:span text:style-name="T9">Update</text:span><text:span text:style-name="T5">()</text:span></text:p>
          </table:table-cell>
          <table:table-cell table:style-name="Table8.B14" office:value-type="string">
            <text:p text:style-name="P8">Imojen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17">Paket <text:span text:style-name="T23">world</text:span></text:p>
            </table:table-cell>
            <table:table-cell table:style-name="Table9.A1" office:value-type="string">
              <text:p text:style-name="P9">bearbeitet von</text:p>
            </table:table-cell>
          </table:table-row>
        </table:table-header-rows>
        <table:table-row>
          <table:table-cell table:style-name="Table9.A2" office:value-type="string">
            <text:p text:style-name="P3"><text:span text:style-name="T9">init</text:span><text:span text:style-name="T5">(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3" office:value-type="string">
            <text:p text:style-name="P3"><text:span text:style-name="T9">New</text:span><text:span text:style-name="T5">(</text:span><text:span text:style-name="T14">width</text:span><text:span text:style-name="T5"> </text:span><text:span text:style-name="T19">float32</text:span><text:span text:style-name="T5">, </text:span><text:span text:style-name="T14">height</text:span><text:span text:style-name="T5"> </text:span><text:span text:style-name="T19">float32</text:span><text:span text:style-name="T5">, </text:span><text:span text:style-name="T14">scale</text:span><text:span text:style-name="T5"> </text:span><text:span text:style-name="T19">float32</text:span><text:span text:style-name="T5">, </text:span><text:span text:style-name="T14">img</text:span><text:span text:style-name="T5"> *</text:span><text:span text:style-name="T19">ebiten</text:span><text:span text:style-name="T5">.</text:span><text:span text:style-name="T19">Image</text:span><text:span text:style-name="T5">) *</text:span><text:span text:style-name="T19">data</text:span></text:p>
          </table:table-cell>
          <table:table-cell table:style-name="Table9.B2" office:value-type="string">
            <text:p text:style-name="P8">Imojen</text:p>
          </table:table-cell>
        </table:table-row>
        <table:table-row>
          <table:table-cell table:style-name="Table9.A4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ToggleGrid</text:span><text:span text:style-name="T5">(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5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ToggleDebug</text:span><text:span text:style-name="T5">(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6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ToggleStatistics</text:span><text:span text:style-name="T5">(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7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GetShowStats</text:span><text:span text:style-name="T5">() </text:span><text:span text:style-name="T19">bool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8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GetDebug</text:span><text:span text:style-name="T5">() </text:span><text:span text:style-name="T19">bool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9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GetXYTile</text:span><text:span text:style-name="T5">(</text:span><text:span text:style-name="T14">x</text:span><text:span text:style-name="T5">, </text:span><text:span text:style-name="T14">y</text:span><text:span text:style-name="T5"> </text:span><text:span text:style-name="T19">int</text:span><text:span text:style-name="T5">) (</text:span><text:span text:style-name="T14">tileX</text:span><text:span text:style-name="T5">, </text:span><text:span text:style-name="T14">tileY</text:span><text:span text:style-name="T5"> </text:span><text:span text:style-name="T19">int</text:span><text:span text:style-name="T5">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0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GetTileSizeScaled</text:span><text:span text:style-name="T5">() </text:span><text:span text:style-name="T19">int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1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GetTileBorders</text:span><text:span text:style-name="T5">(</text:span><text:span text:style-name="T14">x</text:span><text:span text:style-name="T5">, </text:span><text:span text:style-name="T14">y</text:span><text:span text:style-name="T5"> </text:span><text:span text:style-name="T19">int</text:span><text:span text:style-name="T5">) (</text:span><text:span text:style-name="T14">n</text:span><text:span text:style-name="T5">, </text:span><text:span text:style-name="T14">no</text:span><text:span text:style-name="T5">, </text:span><text:span text:style-name="T14">o</text:span><text:span text:style-name="T5">, </text:span><text:span text:style-name="T14">so</text:span><text:span text:style-name="T5">, </text:span><text:span text:style-name="T14">s</text:span><text:span text:style-name="T5">, </text:span><text:span text:style-name="T14">sw</text:span><text:span text:style-name="T5">, </text:span><text:span text:style-name="T14">w</text:span><text:span text:style-name="T5">, </text:span><text:span text:style-name="T14">nw</text:span><text:span text:style-name="T5"> </text:span><text:span text:style-name="T19">bool</text:span><text:span text:style-name="T5">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2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GetTileDstToWater</text:span><text:span text:style-name="T5">(</text:span><text:span text:style-name="T14">x</text:span><text:span text:style-name="T5">, </text:span><text:span text:style-name="T14">y</text:span><text:span text:style-name="T5"> </text:span><text:span text:style-name="T19">int</text:span><text:span text:style-name="T5">) (</text:span><text:span text:style-name="T14">n</text:span><text:span text:style-name="T5">, </text:span><text:span text:style-name="T14">s</text:span><text:span text:style-name="T5">, </text:span><text:span text:style-name="T14">e</text:span><text:span text:style-name="T5">, </text:span><text:span text:style-name="T14">w</text:span><text:span text:style-name="T5"> </text:span><text:span text:style-name="T19">int</text:span><text:span text:style-name="T5">)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3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IsLand</text:span><text:span text:style-name="T5">(</text:span><text:span text:style-name="T14">x</text:span><text:span text:style-name="T5">, </text:span><text:span text:style-name="T14">y</text:span><text:span text:style-name="T5"> </text:span><text:span text:style-name="T19">int</text:span><text:span text:style-name="T5">) </text:span><text:span text:style-name="T19">bool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4" office:value-type="string">
            <text:p text:style-name="P3"><text:span text:style-name="T5">(</text:span><text:span text:style-name="T14">wo </text:span><text:span text:style-name="T5">*</text:span><text:span text:style-name="T19">data</text:span><text:span text:style-name="T5">) </text:span><text:span text:style-name="T9">Width</text:span><text:span text:style-name="T5">() </text:span><text:span text:style-name="T19">float32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5" office:value-type="string">
            <text:p text:style-name="P5">(<text:span text:style-name="T11">wo </text:span>*<text:span text:style-name="T16">data</text:span>) <text:span text:style-name="T6">Height</text:span>() <text:span text:style-name="T16">float32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6" office:value-type="string">
            <text:p text:style-name="P5">(<text:span text:style-name="T11">wo </text:span>*<text:span text:style-name="T16">data</text:span>) <text:span text:style-name="T6">Margin</text:span>() <text:span text:style-name="T16">float32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7" office:value-type="string">
            <text:p text:style-name="P5">(<text:span text:style-name="T11">wo </text:span>*<text:span text:style-name="T16">data</text:span>) <text:span text:style-name="T6">ToggleGround</text:span>(<text:span text:style-name="T11">mx</text:span>, <text:span text:style-name="T11">my</text:span> <text:span text:style-name="T16">int</text:span>)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8" office:value-type="string">
            <text:p text:style-name="P5">(<text:span text:style-name="T11">wo </text:span>*<text:span text:style-name="T16">data</text:span>) <text:span text:style-name="T6">Draw</text:span>(<text:span text:style-name="T11">dst</text:span> *<text:span text:style-name="T16">ebiten</text:span>.<text:span text:style-name="T16">Image</text:span>, <text:span text:style-name="T11">c</text:span> <text:span text:style-name="T16">int</text:span>)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19" office:value-type="string">
            <text:p text:style-name="P5">(<text:span text:style-name="T11">wo </text:span>*<text:span text:style-name="T16">data</text:span>) <text:span text:style-name="T6">getTileNumber</text:span>(<text:span text:style-name="T11">tileX</text:span>, <text:span text:style-name="T11">tileY</text:span> <text:span text:style-name="T16">int</text:span>) (<text:span text:style-name="T16">int</text:span>, <text:span text:style-name="T16">bool</text:span>)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20" office:value-type="string">
            <text:p text:style-name="P5">(<text:span text:style-name="T11">wo </text:span>*<text:span text:style-name="T16">data</text:span>) <text:span text:style-name="T6">areNeighborsGround</text:span>(<text:span text:style-name="T11">tileX</text:span>, <text:span text:style-name="T11">tileY</text:span> <text:span text:style-name="T16">int</text:span>, <text:span text:style-name="T11">layer</text:span> []<text:span text:style-name="T16">int</text:span>) (<text:span text:style-name="T11">n</text:span>, <text:span text:style-name="T11">no</text:span>, <text:span text:style-name="T11">o</text:span>, <text:span text:style-name="T11">so</text:span>, <text:span text:style-name="T11">s</text:span>, <text:span text:style-name="T11">sw</text:span>, <text:span text:style-name="T11">w</text:span>, <text:span text:style-name="T11">nw</text:span> <text:span text:style-name="T16">bool</text:span>)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21" office:value-type="string">
            <text:p text:style-name="P5"><text:span text:style-name="T6">getState</text:span>(<text:span text:style-name="T11">a</text:span>, <text:span text:style-name="T11">b</text:span>, <text:span text:style-name="T11">c</text:span>, <text:span text:style-name="T11">d</text:span> <text:span text:style-name="T16">bool</text:span>) <text:span text:style-name="T16">int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22" office:value-type="string">
            <text:p text:style-name="P5"><text:span text:style-name="T6">boolToInt</text:span>(<text:span text:style-name="T11">bit</text:span> <text:span text:style-name="T16">bool</text:span>) <text:span text:style-name="T16">int</text:span>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23" office:value-type="string">
            <text:p text:style-name="P5">(<text:span text:style-name="T11">wo </text:span>*<text:span text:style-name="T16">data</text:span>) <text:span text:style-name="T6">setTileInLayer</text:span>(<text:span text:style-name="T11">x</text:span>, <text:span text:style-name="T11">y</text:span> <text:span text:style-name="T16">int</text:span>, <text:span text:style-name="T11">l</text:span> []<text:span text:style-name="T16">int</text:span>, <text:span text:style-name="T11">value</text:span> <text:span text:style-name="T16">int</text:span>)</text:p>
          </table:table-cell>
          <table:table-cell table:style-name="Table9.B2" office:value-type="string">
            <text:p text:style-name="P8">Stefan</text:p>
          </table:table-cell>
        </table:table-row>
        <table:table-row>
          <table:table-cell table:style-name="Table9.A24" office:value-type="string">
            <text:p text:style-name="P5">(<text:span text:style-name="T11">wo </text:span>*<text:span text:style-name="T16">data</text:span>) <text:span text:style-name="T6">getTileFromLayer</text:span>(<text:span text:style-name="T11">x</text:span>, <text:span text:style-name="T11">y</text:span> <text:span text:style-name="T16">int</text:span>, <text:span text:style-name="T11">l</text:span> []<text:span text:style-name="T16">int</text:span>) <text:span text:style-name="T16">int</text:span></text:p>
          </table:table-cell>
          <table:table-cell table:style-name="Table9.B2" office:value-type="string">
            <text:p text:style-name="P8">Stefan</text:p>
          </table:table-cell>
        </table:table-row>
        <table:table-row table:style-name="Table9.1">
          <table:table-cell table:style-name="Table9.A25" office:value-type="string">
            <text:p text:style-name="P5">(<text:span text:style-name="T11">wo </text:span>*<text:span text:style-name="T16">data</text:span>) <text:span text:style-name="T6">toggle</text:span>(<text:span text:style-name="T11">tileX</text:span>, <text:span text:style-name="T11">tileY</text:span> <text:span text:style-name="T16">int</text:span>)</text:p>
          </table:table-cell>
          <table:table-cell table:style-name="Table9.B25" office:value-type="string">
            <text:p text:style-name="P8">Stefan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 table:style-name="Table10.1">
            <table:table-cell table:style-name="Table10.A1" office:value-type="string">
              <text:p text:style-name="P9">Funktion <text:span text:style-name="T23">main.go</text:span></text:p>
            </table:table-cell>
            <table:table-cell table:style-name="Table10.A1" office:value-type="string">
              <text:p text:style-name="P9">bearbeitet von</text:p>
            </table:table-cell>
          </table:table-row>
        </table:table-header-rows>
        <table:table-row>
          <table:table-cell table:style-name="Table10.A2" office:value-type="string">
            <text:p text:style-name="P3"><text:span text:style-name="T9">init</text:span><text:span text:style-name="T5">(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3" office:value-type="string">
            <text:p text:style-name="P3"><text:span text:style-name="T5">(</text:span><text:span text:style-name="T14">b </text:span><text:span text:style-name="T5">*</text:span><text:span text:style-name="T19">Button</text:span><text:span text:style-name="T5">) </text:span><text:span text:style-name="T9">Update</text:span><text:span text:style-name="T5">(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4" office:value-type="string">
            <text:p text:style-name="P3"><text:span text:style-name="T5">(</text:span><text:span text:style-name="T14">b </text:span><text:span text:style-name="T5">*</text:span><text:span text:style-name="T19">Button</text:span><text:span text:style-name="T5">) </text:span><text:span text:style-name="T9">Draw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5" office:value-type="string">
            <text:p text:style-name="P3"><text:span text:style-name="T5">(</text:span><text:span text:style-name="T14">b </text:span><text:span text:style-name="T5">*</text:span><text:span text:style-name="T19">Button</text:span><text:span text:style-name="T5">) </text:span><text:span text:style-name="T9">SetOnPressed</text:span><text:span text:style-name="T5">(</text:span><text:span text:style-name="T14">f</text:span><text:span text:style-name="T5"> </text:span><text:span text:style-name="T3">func</text:span><text:span text:style-name="T5">(</text:span><text:span text:style-name="T14">b</text:span><text:span text:style-name="T5"> *</text:span><text:span text:style-name="T19">Button</text:span><text:span text:style-name="T5">)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6" office:value-type="string">
            <text:p text:style-name="P3"><text:span text:style-name="T5">(</text:span><text:span text:style-name="T14">g </text:span><text:span text:style-name="T5">*</text:span><text:span text:style-name="T19">Game</text:span><text:span text:style-name="T5">) </text:span><text:span text:style-name="T9">Update</text:span><text:span text:style-name="T5">() </text:span><text:span text:style-name="T19">error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7" office:value-type="string">
            <text:p text:style-name="P3"><text:span text:style-name="T9">drawGame</text:span><text:span text:style-name="T5">(</text:span><text:span text:style-name="T14">g</text:span><text:span text:style-name="T5"> *</text:span><text:span text:style-name="T19">Game</text:span><text:span text:style-name="T5">, 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8" office:value-type="string">
            <text:p text:style-name="P3"><text:span text:style-name="T5">(</text:span><text:span text:style-name="T14">g </text:span><text:span text:style-name="T5">*</text:span><text:span text:style-name="T19">Game</text:span><text:span text:style-name="T5">) </text:span><text:span text:style-name="T9">Draw</text:span><text:span text:style-name="T5">(</text:span><text:span text:style-name="T14">dst</text:span><text:span text:style-name="T5"> *</text:span><text:span text:style-name="T19">ebiten</text:span><text:span text:style-name="T5">.</text:span><text:span text:style-name="T19">Image</text:span><text:span text:style-name="T5">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9" office:value-type="string">
            <text:p text:style-name="P3"><text:span text:style-name="T5">(</text:span><text:span text:style-name="T14">g </text:span><text:span text:style-name="T5">*</text:span><text:span text:style-name="T19">Game</text:span><text:span text:style-name="T5">) </text:span><text:span text:style-name="T9">Layout</text:span><text:span text:style-name="T5">(</text:span><text:span text:style-name="T14">outsideWidth</text:span><text:span text:style-name="T5">, </text:span><text:span text:style-name="T14">outsideHeight</text:span><text:span text:style-name="T5"> </text:span><text:span text:style-name="T19">int</text:span><text:span text:style-name="T5">) (</text:span><text:span text:style-name="T19">int</text:span><text:span text:style-name="T5">, </text:span><text:span text:style-name="T19">int</text:span><text:span text:style-name="T5">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10" office:value-type="string">
            <text:p text:style-name="P3"><text:span text:style-name="T9">resetGrass</text:span><text:span text:style-name="T5">(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11" office:value-type="string">
            <text:p text:style-name="P3"><text:span text:style-name="T9">resetBunnies</text:span><text:span text:style-name="T5">(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12" office:value-type="string">
            <text:p text:style-name="P3"><text:span text:style-name="T9">resetCats</text:span><text:span text:style-name="T5">(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13" office:value-type="string">
            <text:p text:style-name="P3"><text:span text:style-name="T9">resetFoxes</text:span><text:span text:style-name="T5">()</text:span></text:p>
          </table:table-cell>
          <table:table-cell table:style-name="Table10.B2" office:value-type="string">
            <text:p text:style-name="P10">Imojen</text:p>
          </table:table-cell>
        </table:table-row>
        <table:table-row>
          <table:table-cell table:style-name="Table10.A14" office:value-type="string">
            <text:p text:style-name="P3"><text:span text:style-name="T9">main</text:span><text:span text:style-name="T5">()</text:span></text:p>
          </table:table-cell>
          <table:table-cell table:style-name="Table10.B14" office:value-type="string">
            <text:p text:style-name="P10">Imojen</text:p>
          </table:table-cell>
        </table:table-row>
      </table:table>
      <text:p text:style-name="P16"/>
      <text:p text:style-name="P16"><text:s text:c="18"/></text:p>
      <text:p text:style-name="P16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Liberation Sans" fo:font-family="'Liberation Sans'" style:font-family-generic="swiss" style:font-pitch="variable" officeooo:rsid="001fc246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3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7:31:59.018914730</meta:creation-date>
    <dc:date>2024-06-14T14:16:50.585981080</dc:date>
    <meta:editing-duration>PT6H44M51S</meta:editing-duration>
    <meta:editing-cycles>1</meta:editing-cycles>
    <meta:document-statistic meta:table-count="10" meta:image-count="0" meta:object-count="0" meta:page-count="5" meta:paragraph-count="253" meta:word-count="670" meta:character-count="5287" meta:non-whitespace-character-count="4840"/>
    <meta:generator>LibreOffice/7.5.7.1$MacOSX_AARCH64 LibreOffice_project/47eb0cf7efbacdee9b19ae25d6752381ede23126</meta:generator>
  </office:meta>
</office:document-meta>
</file>